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T1" style:family="text">
      <style:text-properties officeooo:rsid="000f83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EASYLIVING (GSB Appartement)<text:line-break/>2) La <text:span text:style-name="T1">désactivation</text:span> du compte utilisateur (demandé par l'utilisateur ou par l'admin)<text:line-break/>3) Procédure/triggeur : l'archivage du compte utilisateur <text:line-break/><text:tab/>stockage des données suivantes : id, e-mail, nom,prénom, adresse, tel, code postal;<text:line-break/><text:tab/>possibilité de consulté les données archivées par un admin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1" fo:font-size="11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05T16:46:26.511000000</dc:date>
    <meta:editing-duration>PT11M10S</meta:editing-duration>
    <meta:editing-cycles>1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" meta:word-count="44" meta:character-count="321" meta:non-whitespace-character-count="275"/>
  </office:meta>
</office:document-meta>
</file>